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svg:stroke-color="#008000" draw:marker-start-width="0.457cm" draw:marker-end="Line_20_Arrow" draw:marker-end-width="0.457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ffff00" draw:marker-start-width="0.457cm" draw:marker-end="Line_20_Arrow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7.62cm" svg:x="5.445cm" svg:y="9.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35cm" svg:y1="12.43cm" svg:x2="12.43cm" svg:y2="15.605cm">
          <text:p/>
        </draw:line>
        <draw:line draw:style-name="gr3" draw:text-style-name="P1" draw:layer="layout" svg:x1="7.35cm" svg:y1="12.43cm" svg:x2="8.448cm" svg:y2="10.9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tay Meiri</meta:initial-creator>
    <meta:creation-date>2011-07-22T11:54:37</meta:creation-date>
    <dc:date>2011-07-22T15:15:27</dc:date>
    <dc:creator>Etay Meiri</dc:creator>
    <meta:editing-duration>PT3H1M39S</meta:editing-duration>
    <meta:editing-cycles>4</meta:editing-cycles>
    <meta:generator>LibreOffice/3.3$Unix LibreOffice_project/330m19$Build-202</meta:generator>
    <meta:document-statistic meta:object-count="3"/>
  </office:meta>
</office:document-meta>
</file>